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language="en" fo:country="US" officeooo:rsid="000ec69b" officeooo:paragraph-rsid="000ec69b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10913e" officeooo:paragraph-rsid="0010913e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142ee" officeooo:paragraph-rsid="001142ee"/>
    </style:style>
    <style:style style:name="P4" style:family="paragraph" style:parent-style-name="Text_20_body" style:list-style-name="L1">
      <style:paragraph-properties fo:text-align="justify" style:justify-single-word="false"/>
      <style:text-properties fo:language="en" fo:country="US" officeooo:rsid="001142ee" officeooo:paragraph-rsid="001142ee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3b0fb" officeooo:paragraph-rsid="0013b0fb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3fded" officeooo:paragraph-rsid="0013fded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481fd" officeooo:paragraph-rsid="001481fd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14e185" officeooo:paragraph-rsid="001481fd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b6fe3" officeooo:paragraph-rsid="001b6fe3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1db023" officeooo:paragraph-rsid="001db023"/>
    </style:style>
    <style:style style:name="P11" style:family="paragraph" style:parent-style-name="Text_20_body">
      <style:paragraph-properties fo:text-align="justify" style:justify-single-word="false"/>
      <style:text-properties style:font-name="Courier 10 Pitch" fo:language="en" fo:country="US" officeooo:rsid="0010913e" officeooo:paragraph-rsid="0010913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Courier 10 Pitch" fo:language="en" fo:country="US" officeooo:rsid="0013b0fb" officeooo:paragraph-rsid="0013b0fb"/>
    </style:style>
    <style:style style:name="P13" style:family="paragraph" style:parent-style-name="Text_20_body">
      <style:paragraph-properties fo:text-align="start" style:justify-single-word="false"/>
      <style:text-properties style:font-name="Courier 10 Pitch" fo:language="en" fo:country="US" officeooo:rsid="0013fded" officeooo:paragraph-rsid="0013fded"/>
    </style:style>
    <style:style style:name="P14" style:family="paragraph" style:parent-style-name="Title">
      <style:text-properties fo:language="en" fo:country="US" officeooo:rsid="000ec69b" officeooo:paragraph-rsid="000ec69b"/>
    </style:style>
    <style:style style:name="P15" style:family="paragraph" style:parent-style-name="Heading_20_1">
      <style:text-properties fo:language="en" fo:country="US" officeooo:rsid="0010913e" officeooo:paragraph-rsid="0010913e"/>
    </style:style>
    <style:style style:name="P16" style:family="paragraph" style:parent-style-name="Heading_20_1">
      <style:text-properties fo:language="en" fo:country="US" officeooo:rsid="001142ee" officeooo:paragraph-rsid="001142ee"/>
    </style:style>
    <style:style style:name="P17" style:family="paragraph" style:parent-style-name="Heading_20_1">
      <style:paragraph-properties fo:break-before="page"/>
      <style:text-properties fo:language="en" fo:country="US" officeooo:rsid="0013fded" officeooo:paragraph-rsid="0013fded"/>
    </style:style>
    <style:style style:name="P18" style:family="paragraph" style:parent-style-name="Header">
      <style:text-properties officeooo:rsid="000ec69b" officeooo:paragraph-rsid="000ec69b"/>
    </style:style>
    <style:style style:name="P19" style:family="paragraph" style:parent-style-name="Table_20_Contents">
      <style:paragraph-properties fo:text-align="end" style:justify-single-word="false"/>
      <style:text-properties fo:language="en" fo:country="US" officeooo:rsid="0014e185" officeooo:paragraph-rsid="0014e185"/>
    </style:style>
    <style:style style:name="P20" style:family="paragraph" style:parent-style-name="Table_20_Contents">
      <style:paragraph-properties fo:text-align="start" style:justify-single-word="false"/>
      <style:text-properties fo:language="en" fo:country="US" officeooo:rsid="0014e185" officeooo:paragraph-rsid="0014e185"/>
    </style:style>
    <style:style style:name="P21" style:family="paragraph" style:parent-style-name="Table_20_Contents">
      <style:paragraph-properties fo:text-align="end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language="en" fo:country="US" officeooo:rsid="0015d97e" officeooo:paragraph-rsid="0015d97e"/>
    </style:style>
    <style:style style:name="P24" style:family="paragraph" style:parent-style-name="Table_20_Contents">
      <style:paragraph-properties fo:text-align="start" style:justify-single-word="false"/>
      <style:text-properties fo:language="en" fo:country="US" officeooo:rsid="0015d97e" officeooo:paragraph-rsid="0015d97e"/>
    </style:style>
    <style:style style:name="P25" style:family="paragraph" style:parent-style-name="Table_20_Contents">
      <style:paragraph-properties fo:text-align="end" style:justify-single-word="false"/>
      <style:text-properties fo:language="en" fo:country="US" officeooo:rsid="0018ba12" officeooo:paragraph-rsid="0018ba12"/>
    </style:style>
    <style:style style:name="P26" style:family="paragraph" style:parent-style-name="Table_20_Contents">
      <style:paragraph-properties fo:text-align="start" style:justify-single-word="false"/>
      <style:text-properties fo:language="en" fo:country="US" officeooo:rsid="0018ba12" officeooo:paragraph-rsid="0018ba12"/>
    </style:style>
    <style:style style:name="T1" style:family="text">
      <style:text-properties fo:language="en" fo:country="US"/>
    </style:style>
    <style:style style:name="T2" style:family="text">
      <style:text-properties officeooo:rsid="0010913e"/>
    </style:style>
    <style:style style:name="T3" style:family="text">
      <style:text-properties officeooo:rsid="0011d0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1220" style:font-style-asian="normal" style:font-style-complex="normal"/>
    </style:style>
    <style:style style:name="T8" style:family="text">
      <style:text-properties fo:font-style="normal" officeooo:rsid="0018ba12" style:font-style-asian="normal" style:font-style-complex="normal"/>
    </style:style>
    <style:style style:name="T9" style:family="text">
      <style:text-properties fo:font-style="normal" officeooo:rsid="001bd944" style:font-style-asian="normal" style:font-style-complex="normal"/>
    </style:style>
    <style:style style:name="T10" style:family="text">
      <style:text-properties officeooo:rsid="0015d97e"/>
    </style:style>
    <style:style style:name="T11" style:family="text">
      <style:text-properties officeooo:rsid="0018ba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ame of the Goose</text:p>
      <text:p text:style-name="P1">The goal of this project is to generate the trace of a Game of the Goose with a <text:span text:style-name="T2">certain </text:span>number of gamers <text:span text:style-name="T2">(</text:span>chosen by the user<text:span text:style-name="T2">) playing on a board.</text:span></text:p>
      <text:p text:style-name="P2">This document explicits how to use the executable, and how to create new boards.</text:p>
      <text:h text:style-name="P15" text:outline-level="1">Basic use</text:h>
      <text:p text:style-name="P2">To play to this game, just open a terminal in the directory of the JAR file and start the game by typing:</text:p>
      <text:p text:style-name="P11">$ java gameofgoose.jar</text:p>
      <text:p text:style-name="P3">The game will start and ask you:</text:p>
      <text:list xml:id="list3771139373656273402" text:style-name="L1">
        <text:list-item>
          <text:p text:style-name="P4">The number of gamers (at least 2)</text:p>
        </text:list-item>
        <text:list-item>
          <text:p text:style-name="P4">The name of all the gamers</text:p>
        </text:list-item>
      </text:list>
      <text:p text:style-name="P3">Then the trace of the game will be displayed.</text:p>
      <text:h text:style-name="P16" text:outline-level="1">Advanced use (with a custom board)</text:h>
      <text:p text:style-name="P3">The default board used by the program is those of the original Game of Goose edited in XVI-th Century. <text:span text:style-name="T3">But you can chose to use a custom board, with another number of cells and other places for the special cells (or no special cells at all!).</text:span></text:p>
      <text:p text:style-name="P5">To start a game with a custom board, just run the JAR with the file configuration path in an argument:</text:p>
      <text:p text:style-name="P12">$ java gameofgoose.jar /home/user/path/of/the/config/file</text:p>
      <text:p text:style-name="P6">The file set in argument will create the custom board described by the file instead of the default board.</text:p>
      <text:h text:style-name="P17" text:outline-level="1">Create new custom boards</text:h>
      <text:p text:style-name="P6">You can create your own custom board really easily, as far as it is just a plain text file describing the <text:s/>board.</text:p>
      <text:p text:style-name="P6">For instance, here is the content of a file describing the default board:</text:p>
      <text:p text:style-name="P13"><text:span text:style-name="T4">NUMBER_CELLS</text:span> <text:span text:style-name="T5">63</text:span><text:line-break/><text:span text:style-name="T4">GOOSE</text:span> <text:span text:style-name="T5">9 18 27 36 45 54</text:span><text:line-break/><text:span text:style-name="T4">TRAP</text:span> <text:span text:style-name="T5">31 52</text:span><text:line-break/><text:span text:style-name="T4">WAIT</text:span> <text:span text:style-name="T5">19</text:span>:<text:span text:style-name="T5">2</text:span><text:line-break/><text:span text:style-name="T4">TELEPORT</text:span> <text:span text:style-name="T5">6</text:span>:<text:span text:style-name="T5">12</text:span> <text:span text:style-name="T5">42</text:span>:<text:span text:style-name="T5">30</text:span> <text:span text:style-name="T5">58</text:span>:<text:span text:style-name="T5">1</text:span></text:p>
      <text:p text:style-name="P7">The syntax is really simple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1">Command</text:p>
          </table:table-cell>
          <table:table-cell table:style-name="Tableau1.B1" office:value-type="string">
            <text:p text:style-name="P22">Argument(s)</text:p>
          </table:table-cell>
        </table:table-row>
        <table:table-row>
          <table:table-cell table:style-name="Tableau1.A2" office:value-type="string">
            <text:p text:style-name="P19">NUMBER_CELLS</text:p>
          </table:table-cell>
          <table:table-cell table:style-name="Tableau1.B2" office:value-type="string">
            <text:p text:style-name="P20">The total number of cells, excluding the start cell.<text:line-break/><text:span text:style-name="T4">This command must be the first in the board's configuration file.</text:span></text:p>
          </table:table-cell>
        </table:table-row>
        <table:table-row>
          <table:table-cell table:style-name="Tableau1.A2" office:value-type="string">
            <text:p text:style-name="P19">GOOSE</text:p>
          </table:table-cell>
          <table:table-cell table:style-name="Tableau1.B2" office:value-type="string">
            <text:p text:style-name="P20">The position of the Goose cells, <text:span text:style-name="T10">separated by a space.<text:line-break/>A player who reaches this cell can move again from the number indicated by the dice.</text:span></text:p>
          </table:table-cell>
        </table:table-row>
        <table:table-row>
          <table:table-cell table:style-name="Tableau1.A2" office:value-type="string">
            <text:p text:style-name="P23">TRAP</text:p>
          </table:table-cell>
          <table:table-cell table:style-name="Tableau1.B2" office:value-type="string">
            <text:p text:style-name="P24">The position of the Trap cells, separated by a space.<text:line-break/><text:span text:style-name="T11">A player who reaches this cell can't move any more, and must wait that another player reaches the same cell to be able to move again.</text:span></text:p>
          </table:table-cell>
        </table:table-row>
        <table:table-row>
          <table:table-cell table:style-name="Tableau1.A2" office:value-type="string">
            <text:p text:style-name="P23">WAIT</text:p>
          </table:table-cell>
          <table:table-cell table:style-name="Tableau1.B2" office:value-type="string">
            <text:p text:style-name="P24">A set of “<text:span text:style-name="T5">position</text:span>:<text:span text:style-name="T5">time</text:span>”, separated by a space.<text:line-break/><text:span text:style-name="T11">A</text:span><text:span text:style-name="T6"> player who </text:span><text:span text:style-name="T7">reaches</text:span><text:span text:style-name="T6"> this kind of cell </text:span><text:span text:style-name="T8">must</text:span><text:span text:style-name="T6"> wait </text:span><text:span text:style-name="T5">time</text:span><text:span text:style-name="T6"> tours before being able to play.</text:span></text:p>
          </table:table-cell>
        </table:table-row>
        <table:table-row>
          <table:table-cell table:style-name="Tableau1.A2" office:value-type="string">
            <text:p text:style-name="P25">TELEPORT</text:p>
          </table:table-cell>
          <table:table-cell table:style-name="Tableau1.B2" office:value-type="string">
            <text:p text:style-name="P26">A set of “<text:span text:style-name="T5">position</text:span><text:span text:style-name="T6">:</text:span><text:span text:style-name="T5">newposition</text:span><text:span text:style-name="T6">”, separated by a space.<text:line-break/>A player who reaches this kind of cell is teleported to the cell </text:span><text:span text:style-name="T5">newposition</text:span><text:span text:style-name="T6">.</text:span></text:p>
          </table:table-cell>
        </table:table-row>
      </table:table>
      <text:p text:style-name="P8"/>
      <text:p text:style-name="P9"><text:span text:style-name="T6">Except the NUMBER_CELL command, all the other commands are </text:span><text:span text:style-name="T9">optional</text:span><text:span text:style-name="T6">. That means that you could create a board without any special cells.</text:span></text:p>
      <text:p text:style-name="P10"><text:span text:style-name="T6">The number of cells is unlimited, but should be &gt; 10 to be play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69b" officeooo:paragraph-rsid="000ec69b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n de Kadsye Quentin<text:tab/><text:tab/><text:span text:style-name="MT1">Project n°1</text:span></text:p>
        <text:p text:style-name="MP1">Tanghe Jérô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9:08:59.049541050</meta:creation-date>
    <dc:date>2014-09-27T10:34:01.488426983</dc:date>
    <meta:editing-duration>PT1H18M46S</meta:editing-duration>
    <meta:editing-cycles>17</meta:editing-cycles>
    <meta:generator>LibreOffice/4.2.6.3$Linux_X86_64 LibreOffice_project/420m0$Build-3</meta:generator>
    <meta:document-statistic meta:table-count="1" meta:image-count="0" meta:object-count="0" meta:page-count="2" meta:paragraph-count="36" meta:word-count="443" meta:character-count="2390" meta:non-whitespace-character-count="1983"/>
  </office:meta>
</office:document-meta>
</file>